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_m_1000_loop_100000" table:style-name="ta1">
        <table:shapes>
          <draw:frame draw:z-index="0" draw:style-name="gr1" draw:text-style-name="P1" svg:width="159.99mm" svg:height="89.99mm" svg:x="23.49mm" svg:y="1mm">
            <draw:object draw:notify-on-update-of-ranges="data_m_1000_loop_100000.A1:data_m_1000_loop_100000.A1000 data_m_1000_loop_100000.B1:data_m_1000_loop_100000.B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3" calcext:value-type="float">
            <text:p>0.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" calcext:value-type="float">
            <text:p>0.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7" calcext:value-type="float">
            <text:p>0.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9" calcext:value-type="float">
            <text:p>0.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1" calcext:value-type="float">
            <text:p>0.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2" calcext:value-type="float">
            <text:p>0.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3" calcext:value-type="float">
            <text:p>0.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4" calcext:value-type="float">
            <text:p>0.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7" calcext:value-type="float">
            <text:p>0.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9" calcext:value-type="float">
            <text:p>0.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1" calcext:value-type="float">
            <text:p>0.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2" calcext:value-type="float">
            <text:p>0.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5" calcext:value-type="float">
            <text:p>0.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7" calcext:value-type="float">
            <text:p>0.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" calcext:value-type="float">
            <text:p>0.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9" calcext:value-type="float">
            <text:p>0.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2" calcext:value-type="float">
            <text:p>0.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3" calcext:value-type="float">
            <text:p>0.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4" calcext:value-type="float">
            <text:p>0.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5" calcext:value-type="float">
            <text:p>0.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.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" calcext:value-type="float">
            <text:p>0.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" calcext:value-type="float">
            <text:p>0.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7" calcext:value-type="float">
            <text:p>0.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9" calcext:value-type="float">
            <text:p>0.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1" calcext:value-type="float">
            <text:p>0.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3" calcext:value-type="float">
            <text:p>0.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5" calcext:value-type="float">
            <text:p>0.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6" calcext:value-type="float">
            <text:p>0.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7" calcext:value-type="float">
            <text:p>0.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8" calcext:value-type="float">
            <text:p>0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9" calcext:value-type="float">
            <text:p>0.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1" calcext:value-type="float">
            <text:p>0.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2" calcext:value-type="float">
            <text:p>0.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3" calcext:value-type="float">
            <text:p>0.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4" calcext:value-type="float">
            <text:p>0.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5" calcext:value-type="float">
            <text:p>0.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7" calcext:value-type="float">
            <text:p>0.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8" calcext:value-type="float">
            <text:p>0.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9" calcext:value-type="float">
            <text:p>0.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1" calcext:value-type="float">
            <text:p>0.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2" calcext:value-type="float">
            <text:p>0.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3" calcext:value-type="float">
            <text:p>0.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4" calcext:value-type="float">
            <text:p>0.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" calcext:value-type="float">
            <text:p>0.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7" calcext:value-type="float">
            <text:p>0.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8" calcext:value-type="float">
            <text:p>0.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9" calcext:value-type="float">
            <text:p>0.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1" calcext:value-type="float">
            <text:p>0.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2" calcext:value-type="float">
            <text:p>0.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3" calcext:value-type="float">
            <text:p>0.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4" calcext:value-type="float">
            <text:p>0.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6" calcext:value-type="float">
            <text:p>0.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7" calcext:value-type="float">
            <text:p>0.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8" calcext:value-type="float">
            <text:p>0.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9" calcext:value-type="float">
            <text:p>0.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1" calcext:value-type="float">
            <text:p>0.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3" calcext:value-type="float">
            <text:p>0.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4" calcext:value-type="float">
            <text:p>0.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7" calcext:value-type="float">
            <text:p>0.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8" calcext:value-type="float">
            <text:p>0.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9" calcext:value-type="float">
            <text:p>0.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1" calcext:value-type="float">
            <text:p>0.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2" calcext:value-type="float">
            <text:p>0.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4" calcext:value-type="float">
            <text:p>0.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6" calcext:value-type="float">
            <text:p>0.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7" calcext:value-type="float">
            <text:p>0.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8" calcext:value-type="float">
            <text:p>0.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9" calcext:value-type="float">
            <text:p>0.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1" calcext:value-type="float">
            <text:p>0.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2" calcext:value-type="float">
            <text:p>0.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3" calcext:value-type="float">
            <text:p>0.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5" calcext:value-type="float">
            <text:p>0.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6" calcext:value-type="float">
            <text:p>0.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7" calcext:value-type="float">
            <text:p>0.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8" calcext:value-type="float">
            <text:p>0.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9" calcext:value-type="float">
            <text:p>0.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1" calcext:value-type="float">
            <text:p>0.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2" calcext:value-type="float">
            <text:p>0.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3" calcext:value-type="float">
            <text:p>0.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" calcext:value-type="float">
            <text:p>0.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5" calcext:value-type="float">
            <text:p>0.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7" calcext:value-type="float">
            <text:p>0.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8" calcext:value-type="float">
            <text:p>0.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9" calcext:value-type="float">
            <text:p>0.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1" calcext:value-type="float">
            <text:p>0.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2" calcext:value-type="float">
            <text:p>0.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3" calcext:value-type="float">
            <text:p>0.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4" calcext:value-type="float">
            <text:p>0.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6" calcext:value-type="float">
            <text:p>0.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9" calcext:value-type="float">
            <text:p>0.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1" calcext:value-type="float">
            <text:p>0.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2" calcext:value-type="float">
            <text:p>0.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3" calcext:value-type="float">
            <text:p>0.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4" calcext:value-type="float">
            <text:p>0.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6" calcext:value-type="float">
            <text:p>0.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7" calcext:value-type="float">
            <text:p>0.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" calcext:value-type="float">
            <text:p>0.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9" calcext:value-type="float">
            <text:p>0.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1" calcext:value-type="float">
            <text:p>0.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2" calcext:value-type="float">
            <text:p>0.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3" calcext:value-type="float">
            <text:p>0.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4" calcext:value-type="float">
            <text:p>0.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6" calcext:value-type="float">
            <text:p>0.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7" calcext:value-type="float">
            <text:p>0.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8" calcext:value-type="float">
            <text:p>0.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9" calcext:value-type="float">
            <text:p>0.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1" calcext:value-type="float">
            <text:p>0.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3" calcext:value-type="float">
            <text:p>0.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7" calcext:value-type="float">
            <text:p>0.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8" calcext:value-type="float">
            <text:p>0.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9" calcext:value-type="float">
            <text:p>0.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1" calcext:value-type="float">
            <text:p>0.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" calcext:value-type="float">
            <text:p>0.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3" calcext:value-type="float">
            <text:p>0.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4" calcext:value-type="float">
            <text:p>0.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6" calcext:value-type="float">
            <text:p>0.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7" calcext:value-type="float">
            <text:p>0.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8" calcext:value-type="float">
            <text:p>0.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9" calcext:value-type="float">
            <text:p>0.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1" calcext:value-type="float">
            <text:p>0.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2" calcext:value-type="float">
            <text:p>0.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3" calcext:value-type="float">
            <text:p>0.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4" calcext:value-type="float">
            <text:p>0.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7" calcext:value-type="float">
            <text:p>0.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8" calcext:value-type="float">
            <text:p>0.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9" calcext:value-type="float">
            <text:p>0.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1" calcext:value-type="float">
            <text:p>0.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2" calcext:value-type="float">
            <text:p>0.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3" calcext:value-type="float">
            <text:p>0.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4" calcext:value-type="float">
            <text:p>0.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6" calcext:value-type="float">
            <text:p>0.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7" calcext:value-type="float">
            <text:p>0.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8" calcext:value-type="float">
            <text:p>0.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9" calcext:value-type="float">
            <text:p>0.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1" calcext:value-type="float">
            <text:p>0.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2" calcext:value-type="float">
            <text:p>0.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6" calcext:value-type="float">
            <text:p>0.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7" calcext:value-type="float">
            <text:p>0.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8" calcext:value-type="float">
            <text:p>0.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9" calcext:value-type="float">
            <text:p>0.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1" calcext:value-type="float">
            <text:p>0.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2" calcext:value-type="float">
            <text:p>0.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3" calcext:value-type="float">
            <text:p>0.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4" calcext:value-type="float">
            <text:p>0.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6" calcext:value-type="float">
            <text:p>0.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7" calcext:value-type="float">
            <text:p>0.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8" calcext:value-type="float">
            <text:p>0.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9" calcext:value-type="float">
            <text:p>0.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1" calcext:value-type="float">
            <text:p>0.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2" calcext:value-type="float">
            <text:p>0.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3" calcext:value-type="float">
            <text:p>0.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4" calcext:value-type="float">
            <text:p>0.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6" calcext:value-type="float">
            <text:p>0.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7" calcext:value-type="float">
            <text:p>0.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8" calcext:value-type="float">
            <text:p>0.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9" calcext:value-type="float">
            <text:p>0.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1" calcext:value-type="float">
            <text:p>0.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2" calcext:value-type="float">
            <text:p>0.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3" calcext:value-type="float">
            <text:p>0.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6" calcext:value-type="float">
            <text:p>0.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8" calcext:value-type="float">
            <text:p>0.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9" calcext:value-type="float">
            <text:p>0.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1" calcext:value-type="float">
            <text:p>0.2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72" calcext:value-type="float">
            <text:p>0.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73" calcext:value-type="float">
            <text:p>0.2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274" calcext:value-type="float">
            <text:p>0.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76" calcext:value-type="float">
            <text:p>0.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7" calcext:value-type="float">
            <text:p>0.2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78" calcext:value-type="float">
            <text:p>0.2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79" calcext:value-type="float">
            <text:p>0.2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81" calcext:value-type="float">
            <text:p>0.2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282" calcext:value-type="float">
            <text:p>0.28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83" calcext:value-type="float">
            <text:p>0.2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284" calcext:value-type="float">
            <text:p>0.28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.286" calcext:value-type="float">
            <text:p>0.2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287" calcext:value-type="float">
            <text:p>0.2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.289" calcext:value-type="float">
            <text:p>0.28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0.291" calcext:value-type="float">
            <text:p>0.29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0.292" calcext:value-type="float">
            <text:p>0.29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0.293" calcext:value-type="float">
            <text:p>0.29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0.294" calcext:value-type="float">
            <text:p>0.29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.296" calcext:value-type="float">
            <text:p>0.29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.297" calcext:value-type="float">
            <text:p>0.29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0.298" calcext:value-type="float">
            <text:p>0.29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0.299" calcext:value-type="float">
            <text:p>0.299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0.301" calcext:value-type="float">
            <text:p>0.301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0.303" calcext:value-type="float">
            <text:p>0.303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0.304" calcext:value-type="float">
            <text:p>0.304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0.306" calcext:value-type="float">
            <text:p>0.306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0.307" calcext:value-type="float">
            <text:p>0.307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0.308" calcext:value-type="float">
            <text:p>0.308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0.309" calcext:value-type="float">
            <text:p>0.309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0.311" calcext:value-type="float">
            <text:p>0.311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0.313" calcext:value-type="float">
            <text:p>0.313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0.314" calcext:value-type="float">
            <text:p>0.314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float" office:value="0.316" calcext:value-type="float">
            <text:p>0.316</text:p>
          </table:table-cell>
          <table:table-cell office:value-type="float" office:value="1348" calcext:value-type="float">
            <text:p>1348</text:p>
          </table:table-cell>
        </table:table-row>
        <table:table-row table:style-name="ro1">
          <table:table-cell office:value-type="float" office:value="0.317" calcext:value-type="float">
            <text:p>0.317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float" office:value="0.319" calcext:value-type="float">
            <text:p>0.319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812" calcext:value-type="float">
            <text:p>1812</text:p>
          </table:table-cell>
        </table:table-row>
        <table:table-row table:style-name="ro1">
          <table:table-cell office:value-type="float" office:value="0.321" calcext:value-type="float">
            <text:p>0.321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float" office:value="0.322" calcext:value-type="float">
            <text:p>0.322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float" office:value="0.323" calcext:value-type="float">
            <text:p>0.323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float" office:value="0.324" calcext:value-type="float">
            <text:p>0.324</text:p>
          </table:table-cell>
          <table:table-cell office:value-type="float" office:value="2247" calcext:value-type="float">
            <text:p>2247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2281" calcext:value-type="float">
            <text:p>2281</text:p>
          </table:table-cell>
        </table:table-row>
        <table:table-row table:style-name="ro1">
          <table:table-cell office:value-type="float" office:value="0.326" calcext:value-type="float">
            <text:p>0.326</text:p>
          </table:table-cell>
          <table:table-cell office:value-type="float" office:value="2401" calcext:value-type="float">
            <text:p>2401</text:p>
          </table:table-cell>
        </table:table-row>
        <table:table-row table:style-name="ro1">
          <table:table-cell office:value-type="float" office:value="0.327" calcext:value-type="float">
            <text:p>0.327</text:p>
          </table:table-cell>
          <table:table-cell office:value-type="float" office:value="2401" calcext:value-type="float">
            <text:p>2401</text:p>
          </table:table-cell>
        </table:table-row>
        <table:table-row table:style-name="ro1">
          <table:table-cell office:value-type="float" office:value="0.328" calcext:value-type="float">
            <text:p>0.328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float" office:value="0.329" calcext:value-type="float">
            <text:p>0.329</text:p>
          </table:table-cell>
          <table:table-cell office:value-type="float" office:value="2553" calcext:value-type="float">
            <text:p>2553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2638" calcext:value-type="float">
            <text:p>2638</text:p>
          </table:table-cell>
        </table:table-row>
        <table:table-row table:style-name="ro1">
          <table:table-cell office:value-type="float" office:value="0.331" calcext:value-type="float">
            <text:p>0.331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2669" calcext:value-type="float">
            <text:p>2669</text:p>
          </table:table-cell>
        </table:table-row>
        <table:table-row table:style-name="ro1">
          <table:table-cell office:value-type="float" office:value="0.333" calcext:value-type="float">
            <text:p>0.333</text:p>
          </table:table-cell>
          <table:table-cell office:value-type="float" office:value="2716" calcext:value-type="float">
            <text:p>2716</text:p>
          </table:table-cell>
        </table:table-row>
        <table:table-row table:style-name="ro1">
          <table:table-cell office:value-type="float" office:value="0.334" calcext:value-type="float">
            <text:p>0.334</text:p>
          </table:table-cell>
          <table:table-cell office:value-type="float" office:value="2667" calcext:value-type="float">
            <text:p>2667</text:p>
          </table:table-cell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2667" calcext:value-type="float">
            <text:p>2667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2606" calcext:value-type="float">
            <text:p>2606</text:p>
          </table:table-cell>
        </table:table-row>
        <table:table-row table:style-name="ro1">
          <table:table-cell office:value-type="float" office:value="0.337" calcext:value-type="float">
            <text:p>0.337</text:p>
          </table:table-cell>
          <table:table-cell office:value-type="float" office:value="2694" calcext:value-type="float">
            <text:p>2694</text:p>
          </table:table-cell>
        </table:table-row>
        <table:table-row table:style-name="ro1">
          <table:table-cell office:value-type="float" office:value="0.338" calcext:value-type="float">
            <text:p>0.338</text:p>
          </table:table-cell>
          <table:table-cell office:value-type="float" office:value="2568" calcext:value-type="float">
            <text:p>2568</text:p>
          </table:table-cell>
        </table:table-row>
        <table:table-row table:style-name="ro1">
          <table:table-cell office:value-type="float" office:value="0.339" calcext:value-type="float">
            <text:p>0.339</text:p>
          </table:table-cell>
          <table:table-cell office:value-type="float" office:value="2499" calcext:value-type="float">
            <text:p>2499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2356" calcext:value-type="float">
            <text:p>2356</text:p>
          </table:table-cell>
        </table:table-row>
        <table:table-row table:style-name="ro1">
          <table:table-cell office:value-type="float" office:value="0.341" calcext:value-type="float">
            <text:p>0.341</text:p>
          </table:table-cell>
          <table:table-cell office:value-type="float" office:value="2295" calcext:value-type="float">
            <text:p>2295</text:p>
          </table:table-cell>
        </table:table-row>
        <table:table-row table:style-name="ro1">
          <table:table-cell office:value-type="float" office:value="0.342" calcext:value-type="float">
            <text:p>0.342</text:p>
          </table:table-cell>
          <table:table-cell office:value-type="float" office:value="2181" calcext:value-type="float">
            <text:p>2181</text:p>
          </table:table-cell>
        </table:table-row>
        <table:table-row table:style-name="ro1">
          <table:table-cell office:value-type="float" office:value="0.343" calcext:value-type="float">
            <text:p>0.343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float" office:value="0.344" calcext:value-type="float">
            <text:p>0.344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float" office:value="0.345" calcext:value-type="float">
            <text:p>0.345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float" office:value="0.346" calcext:value-type="float">
            <text:p>0.346</text:p>
          </table:table-cell>
          <table:table-cell office:value-type="float" office:value="1816" calcext:value-type="float">
            <text:p>1816</text:p>
          </table:table-cell>
        </table:table-row>
        <table:table-row table:style-name="ro1">
          <table:table-cell office:value-type="float" office:value="0.347" calcext:value-type="float">
            <text:p>0.347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0.348" calcext:value-type="float">
            <text:p>0.348</text:p>
          </table:table-cell>
          <table:table-cell office:value-type="float" office:value="1716" calcext:value-type="float">
            <text:p>1716</text:p>
          </table:table-cell>
        </table:table-row>
        <table:table-row table:style-name="ro1">
          <table:table-cell office:value-type="float" office:value="0.349" calcext:value-type="float">
            <text:p>0.349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float" office:value="0.351" calcext:value-type="float">
            <text:p>0.351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>
          <table:table-cell office:value-type="float" office:value="0.352" calcext:value-type="float">
            <text:p>0.352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0.353" calcext:value-type="float">
            <text:p>0.353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0.355" calcext:value-type="float">
            <text:p>0.355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0.356" calcext:value-type="float">
            <text:p>0.356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0.357" calcext:value-type="float">
            <text:p>0.357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0.358" calcext:value-type="float">
            <text:p>0.358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0.359" calcext:value-type="float">
            <text:p>0.359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0.361" calcext:value-type="float">
            <text:p>0.361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0.362" calcext:value-type="float">
            <text:p>0.362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0.363" calcext:value-type="float">
            <text:p>0.363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0.364" calcext:value-type="float">
            <text:p>0.36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0.365" calcext:value-type="float">
            <text:p>0.365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0.366" calcext:value-type="float">
            <text:p>0.3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0.367" calcext:value-type="float">
            <text:p>0.367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0.368" calcext:value-type="float">
            <text:p>0.368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0.369" calcext:value-type="float">
            <text:p>0.369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371" calcext:value-type="float">
            <text:p>0.37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0.373" calcext:value-type="float">
            <text:p>0.37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0.376" calcext:value-type="float">
            <text:p>0.37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0.377" calcext:value-type="float">
            <text:p>0.37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0.378" calcext:value-type="float">
            <text:p>0.37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0.379" calcext:value-type="float">
            <text:p>0.37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.381" calcext:value-type="float">
            <text:p>0.38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382" calcext:value-type="float">
            <text:p>0.38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9" calcext:value-type="float">
            <text:p>0.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1" calcext:value-type="float">
            <text:p>0.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2" calcext:value-type="float">
            <text:p>0.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3" calcext:value-type="float">
            <text:p>0.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4" calcext:value-type="float">
            <text:p>0.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6" calcext:value-type="float">
            <text:p>0.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7" calcext:value-type="float">
            <text:p>0.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9" calcext:value-type="float">
            <text:p>0.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1" calcext:value-type="float">
            <text:p>0.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2" calcext:value-type="float">
            <text:p>0.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3" calcext:value-type="float">
            <text:p>0.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4" calcext:value-type="float">
            <text:p>0.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6" calcext:value-type="float">
            <text:p>0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7" calcext:value-type="float">
            <text:p>0.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8" calcext:value-type="float">
            <text:p>0.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9" calcext:value-type="float">
            <text:p>0.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1" calcext:value-type="float">
            <text:p>0.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2" calcext:value-type="float">
            <text:p>0.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3" calcext:value-type="float">
            <text:p>0.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4" calcext:value-type="float">
            <text:p>0.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6" calcext:value-type="float">
            <text:p>0.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7" calcext:value-type="float">
            <text:p>0.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8" calcext:value-type="float">
            <text:p>0.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9" calcext:value-type="float">
            <text:p>0.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1" calcext:value-type="float">
            <text:p>0.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4" calcext:value-type="float">
            <text:p>0.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5" calcext:value-type="float">
            <text:p>0.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6" calcext:value-type="float">
            <text:p>0.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7" calcext:value-type="float">
            <text:p>0.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8" calcext:value-type="float">
            <text:p>0.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9" calcext:value-type="float">
            <text:p>0.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1" calcext:value-type="float">
            <text:p>0.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2" calcext:value-type="float">
            <text:p>0.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3" calcext:value-type="float">
            <text:p>0.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4" calcext:value-type="float">
            <text:p>0.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5" calcext:value-type="float">
            <text:p>0.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6" calcext:value-type="float">
            <text:p>0.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7" calcext:value-type="float">
            <text:p>0.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8" calcext:value-type="float">
            <text:p>0.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9" calcext:value-type="float">
            <text:p>0.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1" calcext:value-type="float">
            <text:p>0.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2" calcext:value-type="float">
            <text:p>0.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3" calcext:value-type="float">
            <text:p>0.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4" calcext:value-type="float">
            <text:p>0.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7" calcext:value-type="float">
            <text:p>0.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8" calcext:value-type="float">
            <text:p>0.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9" calcext:value-type="float">
            <text:p>0.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1" calcext:value-type="float">
            <text:p>0.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2" calcext:value-type="float">
            <text:p>0.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3" calcext:value-type="float">
            <text:p>0.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4" calcext:value-type="float">
            <text:p>0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6" calcext:value-type="float">
            <text:p>0.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8" calcext:value-type="float">
            <text:p>0.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" calcext:value-type="float">
            <text:p>0.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" calcext:value-type="float">
            <text:p>0.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" calcext:value-type="float">
            <text:p>0.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3" calcext:value-type="float">
            <text:p>0.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4" calcext:value-type="float">
            <text:p>0.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6" calcext:value-type="float">
            <text:p>0.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7" calcext:value-type="float">
            <text:p>0.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8" calcext:value-type="float">
            <text:p>0.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9" calcext:value-type="float">
            <text:p>0.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1" calcext:value-type="float">
            <text:p>0.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2" calcext:value-type="float">
            <text:p>0.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3" calcext:value-type="float">
            <text:p>0.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4" calcext:value-type="float">
            <text:p>0.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5" calcext:value-type="float">
            <text:p>0.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6" calcext:value-type="float">
            <text:p>0.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7" calcext:value-type="float">
            <text:p>0.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8" calcext:value-type="float">
            <text:p>0.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9" calcext:value-type="float">
            <text:p>0.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1" calcext:value-type="float">
            <text:p>0.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3" calcext:value-type="float">
            <text:p>0.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4" calcext:value-type="float">
            <text:p>0.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6" calcext:value-type="float">
            <text:p>0.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7" calcext:value-type="float">
            <text:p>0.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8" calcext:value-type="float">
            <text:p>0.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9" calcext:value-type="float">
            <text:p>0.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1" calcext:value-type="float">
            <text:p>0.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2" calcext:value-type="float">
            <text:p>0.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3" calcext:value-type="float">
            <text:p>0.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5" calcext:value-type="float">
            <text:p>0.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6" calcext:value-type="float">
            <text:p>0.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7" calcext:value-type="float">
            <text:p>0.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8" calcext:value-type="float">
            <text:p>0.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9" calcext:value-type="float">
            <text:p>0.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1" calcext:value-type="float">
            <text:p>0.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2" calcext:value-type="float">
            <text:p>0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3" calcext:value-type="float">
            <text:p>0.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4" calcext:value-type="float">
            <text:p>0.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5" calcext:value-type="float">
            <text:p>0.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7" calcext:value-type="float">
            <text:p>0.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8" calcext:value-type="float">
            <text:p>0.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9" calcext:value-type="float">
            <text:p>0.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1" calcext:value-type="float">
            <text:p>0.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2" calcext:value-type="float">
            <text:p>0.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3" calcext:value-type="float">
            <text:p>0.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4" calcext:value-type="float">
            <text:p>0.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6" calcext:value-type="float">
            <text:p>0.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7" calcext:value-type="float">
            <text:p>0.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9" calcext:value-type="float">
            <text:p>0.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1" calcext:value-type="float">
            <text:p>0.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2" calcext:value-type="float">
            <text:p>0.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7" calcext:value-type="float">
            <text:p>0.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8" calcext:value-type="float">
            <text:p>0.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9" calcext:value-type="float">
            <text:p>0.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41" calcext:value-type="float">
            <text:p>0.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42" calcext:value-type="float">
            <text:p>0.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43" calcext:value-type="float">
            <text:p>0.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44" calcext:value-type="float">
            <text:p>0.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47" calcext:value-type="float">
            <text:p>0.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48" calcext:value-type="float">
            <text:p>0.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49" calcext:value-type="float">
            <text:p>0.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1" calcext:value-type="float">
            <text:p>0.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3" calcext:value-type="float">
            <text:p>0.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4" calcext:value-type="float">
            <text:p>0.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6" calcext:value-type="float">
            <text:p>0.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7" calcext:value-type="float">
            <text:p>0.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8" calcext:value-type="float">
            <text:p>0.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9" calcext:value-type="float">
            <text:p>0.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1" calcext:value-type="float">
            <text:p>0.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2" calcext:value-type="float">
            <text:p>0.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3" calcext:value-type="float">
            <text:p>0.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4" calcext:value-type="float">
            <text:p>0.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6" calcext:value-type="float">
            <text:p>0.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8" calcext:value-type="float">
            <text:p>0.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9" calcext:value-type="float">
            <text:p>0.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1" calcext:value-type="float">
            <text:p>0.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2" calcext:value-type="float">
            <text:p>0.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3" calcext:value-type="float">
            <text:p>0.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4" calcext:value-type="float">
            <text:p>0.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7" calcext:value-type="float">
            <text:p>0.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8" calcext:value-type="float">
            <text:p>0.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9" calcext:value-type="float">
            <text:p>0.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1" calcext:value-type="float">
            <text:p>0.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2" calcext:value-type="float">
            <text:p>0.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3" calcext:value-type="float">
            <text:p>0.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02" calcext:value-type="float">
            <text:p>0.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03" calcext:value-type="float">
            <text:p>0.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04" calcext:value-type="float">
            <text:p>0.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05" calcext:value-type="float">
            <text:p>0.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06" calcext:value-type="float">
            <text:p>0.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07" calcext:value-type="float">
            <text:p>0.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08" calcext:value-type="float">
            <text:p>0.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09" calcext:value-type="float">
            <text:p>0.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1" calcext:value-type="float">
            <text:p>0.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2" calcext:value-type="float">
            <text:p>0.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4" calcext:value-type="float">
            <text:p>0.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5" calcext:value-type="float">
            <text:p>0.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6" calcext:value-type="float">
            <text:p>0.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7" calcext:value-type="float">
            <text:p>0.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9" calcext:value-type="float">
            <text:p>0.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1" calcext:value-type="float">
            <text:p>0.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2" calcext:value-type="float">
            <text:p>0.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3" calcext:value-type="float">
            <text:p>0.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6" calcext:value-type="float">
            <text:p>0.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7" calcext:value-type="float">
            <text:p>0.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8" calcext:value-type="float">
            <text:p>0.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1" calcext:value-type="float">
            <text:p>0.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2" calcext:value-type="float">
            <text:p>0.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4" calcext:value-type="float">
            <text:p>0.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5" calcext:value-type="float">
            <text:p>0.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6" calcext:value-type="float">
            <text:p>0.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7" calcext:value-type="float">
            <text:p>0.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8" calcext:value-type="float">
            <text:p>0.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9" calcext:value-type="float">
            <text:p>0.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1" calcext:value-type="float">
            <text:p>0.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2" calcext:value-type="float">
            <text:p>0.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3" calcext:value-type="float">
            <text:p>0.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4" calcext:value-type="float">
            <text:p>0.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6" calcext:value-type="float">
            <text:p>0.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7" calcext:value-type="float">
            <text:p>0.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9" calcext:value-type="float">
            <text:p>0.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1" calcext:value-type="float">
            <text:p>0.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2" calcext:value-type="float">
            <text:p>0.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3" calcext:value-type="float">
            <text:p>0.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5" calcext:value-type="float">
            <text:p>0.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6" calcext:value-type="float">
            <text:p>0.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7" calcext:value-type="float">
            <text:p>0.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8" calcext:value-type="float">
            <text:p>0.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9" calcext:value-type="float">
            <text:p>0.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61" calcext:value-type="float">
            <text:p>0.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62" calcext:value-type="float">
            <text:p>0.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63" calcext:value-type="float">
            <text:p>0.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64" calcext:value-type="float">
            <text:p>0.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65" calcext:value-type="float">
            <text:p>0.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66" calcext:value-type="float">
            <text:p>0.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68" calcext:value-type="float">
            <text:p>0.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69" calcext:value-type="float">
            <text:p>0.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1" calcext:value-type="float">
            <text:p>0.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3" calcext:value-type="float">
            <text:p>0.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4" calcext:value-type="float">
            <text:p>0.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6" calcext:value-type="float">
            <text:p>0.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8" calcext:value-type="float">
            <text:p>0.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9" calcext:value-type="float">
            <text:p>0.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1" calcext:value-type="float">
            <text:p>0.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2" calcext:value-type="float">
            <text:p>0.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3" calcext:value-type="float">
            <text:p>0.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4" calcext:value-type="float">
            <text:p>0.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6" calcext:value-type="float">
            <text:p>0.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7" calcext:value-type="float">
            <text:p>0.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8" calcext:value-type="float">
            <text:p>0.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9" calcext:value-type="float">
            <text:p>0.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1" calcext:value-type="float">
            <text:p>0.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2" calcext:value-type="float">
            <text:p>0.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3" calcext:value-type="float">
            <text:p>0.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7" calcext:value-type="float">
            <text:p>0.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8" calcext:value-type="float">
            <text:p>0.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9" calcext:value-type="float">
            <text:p>0.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9" calcext:value-type="float">
            <text:p>0.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11" calcext:value-type="float">
            <text:p>0.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12" calcext:value-type="float">
            <text:p>0.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13" calcext:value-type="float">
            <text:p>0.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14" calcext:value-type="float">
            <text:p>0.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16" calcext:value-type="float">
            <text:p>0.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17" calcext:value-type="float">
            <text:p>0.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18" calcext:value-type="float">
            <text:p>0.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19" calcext:value-type="float">
            <text:p>0.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1" calcext:value-type="float">
            <text:p>0.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2" calcext:value-type="float">
            <text:p>0.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3" calcext:value-type="float">
            <text:p>0.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4" calcext:value-type="float">
            <text:p>0.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6" calcext:value-type="float">
            <text:p>0.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7" calcext:value-type="float">
            <text:p>0.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8" calcext:value-type="float">
            <text:p>0.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9" calcext:value-type="float">
            <text:p>0.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1" calcext:value-type="float">
            <text:p>0.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2" calcext:value-type="float">
            <text:p>0.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4" calcext:value-type="float">
            <text:p>0.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6" calcext:value-type="float">
            <text:p>0.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7" calcext:value-type="float">
            <text:p>0.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8" calcext:value-type="float">
            <text:p>0.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9" calcext:value-type="float">
            <text:p>0.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1" calcext:value-type="float">
            <text:p>0.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2" calcext:value-type="float">
            <text:p>0.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3" calcext:value-type="float">
            <text:p>0.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6" calcext:value-type="float">
            <text:p>0.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7" calcext:value-type="float">
            <text:p>0.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8" calcext:value-type="float">
            <text:p>0.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9" calcext:value-type="float">
            <text:p>0.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1" calcext:value-type="float">
            <text:p>0.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2" calcext:value-type="float">
            <text:p>0.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3" calcext:value-type="float">
            <text:p>0.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4" calcext:value-type="float">
            <text:p>0.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5" calcext:value-type="float">
            <text:p>0.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6" calcext:value-type="float">
            <text:p>0.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7" calcext:value-type="float">
            <text:p>0.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8" calcext:value-type="float">
            <text:p>0.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9" calcext:value-type="float">
            <text:p>0.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1" calcext:value-type="float">
            <text:p>0.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2" calcext:value-type="float">
            <text:p>0.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3" calcext:value-type="float">
            <text:p>0.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4" calcext:value-type="float">
            <text:p>0.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6" calcext:value-type="float">
            <text:p>0.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9" calcext:value-type="float">
            <text:p>0.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1" calcext:value-type="float">
            <text:p>0.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2" calcext:value-type="float">
            <text:p>0.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3" calcext:value-type="float">
            <text:p>0.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4" calcext:value-type="float">
            <text:p>0.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6" calcext:value-type="float">
            <text:p>0.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7" calcext:value-type="float">
            <text:p>0.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8" calcext:value-type="float">
            <text:p>0.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9" calcext:value-type="float">
            <text:p>0.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81" calcext:value-type="float">
            <text:p>0.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82" calcext:value-type="float">
            <text:p>0.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83" calcext:value-type="float">
            <text:p>0.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84" calcext:value-type="float">
            <text:p>0.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86" calcext:value-type="float">
            <text:p>0.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87" calcext:value-type="float">
            <text:p>0.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88" calcext:value-type="float">
            <text:p>0.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89" calcext:value-type="float">
            <text:p>0.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1" calcext:value-type="float">
            <text:p>0.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3" calcext:value-type="float">
            <text:p>0.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4" calcext:value-type="float">
            <text:p>0.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5" calcext:value-type="float">
            <text:p>0.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6" calcext:value-type="float">
            <text:p>0.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7" calcext:value-type="float">
            <text:p>0.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8" calcext:value-type="float">
            <text:p>0.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9" calcext:value-type="float">
            <text:p>0.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1" calcext:value-type="float">
            <text:p>0.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2" calcext:value-type="float">
            <text:p>0.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3" calcext:value-type="float">
            <text:p>0.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4" calcext:value-type="float">
            <text:p>0.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5" calcext:value-type="float">
            <text:p>0.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6" calcext:value-type="float">
            <text:p>0.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7" calcext:value-type="float">
            <text:p>0.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8" calcext:value-type="float">
            <text:p>0.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9" calcext:value-type="float">
            <text:p>0.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1" calcext:value-type="float">
            <text:p>0.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2" calcext:value-type="float">
            <text:p>0.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3" calcext:value-type="float">
            <text:p>0.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4" calcext:value-type="float">
            <text:p>0.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7" calcext:value-type="float">
            <text:p>0.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1" calcext:value-type="float">
            <text:p>0.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3" calcext:value-type="float">
            <text:p>0.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4" calcext:value-type="float">
            <text:p>0.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6" calcext:value-type="float">
            <text:p>0.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9" calcext:value-type="float">
            <text:p>0.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1" calcext:value-type="float">
            <text:p>0.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2" calcext:value-type="float">
            <text:p>0.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4" calcext:value-type="float">
            <text:p>0.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5" calcext:value-type="float">
            <text:p>0.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6" calcext:value-type="float">
            <text:p>0.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7" calcext:value-type="float">
            <text:p>0.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8" calcext:value-type="float">
            <text:p>0.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9" calcext:value-type="float">
            <text:p>0.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1" calcext:value-type="float">
            <text:p>0.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2" calcext:value-type="float">
            <text:p>0.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3" calcext:value-type="float">
            <text:p>0.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4" calcext:value-type="float">
            <text:p>0.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6" calcext:value-type="float">
            <text:p>0.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7" calcext:value-type="float">
            <text:p>0.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8" calcext:value-type="float">
            <text:p>0.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9" calcext:value-type="float">
            <text:p>0.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1" calcext:value-type="float">
            <text:p>0.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2" calcext:value-type="float">
            <text:p>0.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3" calcext:value-type="float">
            <text:p>0.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4" calcext:value-type="float">
            <text:p>0.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6" calcext:value-type="float">
            <text:p>0.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7" calcext:value-type="float">
            <text:p>0.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8" calcext:value-type="float">
            <text:p>0.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9" calcext:value-type="float">
            <text:p>0.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1" calcext:value-type="float">
            <text:p>0.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2" calcext:value-type="float">
            <text:p>0.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3" calcext:value-type="float">
            <text:p>0.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5" calcext:value-type="float">
            <text:p>0.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6" calcext:value-type="float">
            <text:p>0.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7" calcext:value-type="float">
            <text:p>0.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8" calcext:value-type="float">
            <text:p>0.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9" calcext:value-type="float">
            <text:p>0.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1" calcext:value-type="float">
            <text:p>0.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2" calcext:value-type="float">
            <text:p>0.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3" calcext:value-type="float">
            <text:p>0.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4" calcext:value-type="float">
            <text:p>0.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6" calcext:value-type="float">
            <text:p>0.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7" calcext:value-type="float">
            <text:p>0.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8" calcext:value-type="float">
            <text:p>0.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9" calcext:value-type="float">
            <text:p>0.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1" calcext:value-type="float">
            <text:p>0.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2" calcext:value-type="float">
            <text:p>0.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3" calcext:value-type="float">
            <text:p>0.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4" calcext:value-type="float">
            <text:p>0.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6" calcext:value-type="float">
            <text:p>0.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7" calcext:value-type="float">
            <text:p>0.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9" calcext:value-type="float">
            <text:p>0.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1" calcext:value-type="float">
            <text:p>0.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2" calcext:value-type="float">
            <text:p>0.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3" calcext:value-type="float">
            <text:p>0.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4" calcext:value-type="float">
            <text:p>0.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5" calcext:value-type="float">
            <text:p>0.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6" calcext:value-type="float">
            <text:p>0.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7" calcext:value-type="float">
            <text:p>0.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8" calcext:value-type="float">
            <text:p>0.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9" calcext:value-type="float">
            <text:p>0.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01" calcext:value-type="float">
            <text:p>0.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02" calcext:value-type="float">
            <text:p>0.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03" calcext:value-type="float">
            <text:p>0.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04" calcext:value-type="float">
            <text:p>0.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05" calcext:value-type="float">
            <text:p>0.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06" calcext:value-type="float">
            <text:p>0.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07" calcext:value-type="float">
            <text:p>0.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08" calcext:value-type="float">
            <text:p>0.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09" calcext:value-type="float">
            <text:p>0.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1" calcext:value-type="float">
            <text:p>0.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3" calcext:value-type="float">
            <text:p>0.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4" calcext:value-type="float">
            <text:p>0.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5" calcext:value-type="float">
            <text:p>0.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6" calcext:value-type="float">
            <text:p>0.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7" calcext:value-type="float">
            <text:p>0.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8" calcext:value-type="float">
            <text:p>0.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9" calcext:value-type="float">
            <text:p>0.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1" calcext:value-type="float">
            <text:p>0.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2" calcext:value-type="float">
            <text:p>0.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3" calcext:value-type="float">
            <text:p>0.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4" calcext:value-type="float">
            <text:p>0.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6" calcext:value-type="float">
            <text:p>0.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7" calcext:value-type="float">
            <text:p>0.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8" calcext:value-type="float">
            <text:p>0.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9" calcext:value-type="float">
            <text:p>0.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1" calcext:value-type="float">
            <text:p>0.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2" calcext:value-type="float">
            <text:p>0.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3" calcext:value-type="float">
            <text:p>0.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4" calcext:value-type="float">
            <text:p>0.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5" calcext:value-type="float">
            <text:p>0.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7" calcext:value-type="float">
            <text:p>0.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8" calcext:value-type="float">
            <text:p>0.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9" calcext:value-type="float">
            <text:p>0.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1" calcext:value-type="float">
            <text:p>0.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2" calcext:value-type="float">
            <text:p>0.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3" calcext:value-type="float">
            <text:p>0.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4" calcext:value-type="float">
            <text:p>0.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5" calcext:value-type="float">
            <text:p>0.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6" calcext:value-type="float">
            <text:p>0.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7" calcext:value-type="float">
            <text:p>0.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8" calcext:value-type="float">
            <text:p>0.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9" calcext:value-type="float">
            <text:p>0.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1" calcext:value-type="float">
            <text:p>0.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2" calcext:value-type="float">
            <text:p>0.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3" calcext:value-type="float">
            <text:p>0.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4" calcext:value-type="float">
            <text:p>0.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5" calcext:value-type="float">
            <text:p>0.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6" calcext:value-type="float">
            <text:p>0.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7" calcext:value-type="float">
            <text:p>0.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8" calcext:value-type="float">
            <text:p>0.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9" calcext:value-type="float">
            <text:p>0.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1" calcext:value-type="float">
            <text:p>0.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2" calcext:value-type="float">
            <text:p>0.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3" calcext:value-type="float">
            <text:p>0.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4" calcext:value-type="float">
            <text:p>0.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5" calcext:value-type="float">
            <text:p>0.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6" calcext:value-type="float">
            <text:p>0.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7" calcext:value-type="float">
            <text:p>0.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8" calcext:value-type="float">
            <text:p>0.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9" calcext:value-type="float">
            <text:p>0.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1" calcext:value-type="float">
            <text:p>0.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2" calcext:value-type="float">
            <text:p>0.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3" calcext:value-type="float">
            <text:p>0.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4" calcext:value-type="float">
            <text:p>0.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6" calcext:value-type="float">
            <text:p>0.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7" calcext:value-type="float">
            <text:p>0.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8" calcext:value-type="float">
            <text:p>0.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9" calcext:value-type="float">
            <text:p>0.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1" calcext:value-type="float">
            <text:p>0.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2" calcext:value-type="float">
            <text:p>0.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3" calcext:value-type="float">
            <text:p>0.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5" calcext:value-type="float">
            <text:p>0.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6" calcext:value-type="float">
            <text:p>0.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7" calcext:value-type="float">
            <text:p>0.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8" calcext:value-type="float">
            <text:p>0.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9" calcext:value-type="float">
            <text:p>0.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1" calcext:value-type="float">
            <text:p>0.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2" calcext:value-type="float">
            <text:p>0.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3" calcext:value-type="float">
            <text:p>0.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" calcext:value-type="float">
            <text:p>0.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5" calcext:value-type="float">
            <text:p>0.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6" calcext:value-type="float">
            <text:p>0.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7" calcext:value-type="float">
            <text:p>0.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8" calcext:value-type="float">
            <text:p>0.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" calcext:value-type="float">
            <text:p>0.99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JP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" style:font-family-asian="'Noto Sans CJK J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0T12:21:59.223863583</dc:date>
    <meta:editing-duration>PT3M9S</meta:editing-duration>
    <meta:editing-cycles>1</meta:editing-cycles>
    <meta:document-statistic meta:table-count="1" meta:cell-count="2000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484cm" svg:y="4.148cm" style:legend-expansion="high" chart:style-name="ch2"/>
        <chart:plot-area chart:style-name="ch3" table:cell-range-address="data_m_1000_loop_100000.A1:data_m_1000_loop_100000.B1000" chart:data-source-has-labels="column" svg:x="0.32cm" svg:y="0.18cm" svg:width="13.844cm" svg:height="8.64cm">
          <chartooo:coordinate-region svg:x="1.312cm" svg:y="0.18cm" svg:width="12.852cm" svg:height="7.311cm"/>
          <chart:axis chart:dimension="x" chart:name="primary-x" chart:style-name="ch4" chartooo:axis-type="auto">
            <chartooo:date-scale/>
            <chart:categories table:cell-range-address="data_m_1000_loop_100000.A1:data_m_1000_loop_100000.A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_m_1000_loop_100000.B1:data_m_1000_loop_100000.B1000" chart:class="chart:bar"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ata_m_1000_loop_100000.A1:data_m_1000_loop_100000.A1000</svg:desc>
                </draw:g>
              </table:table-cell>
              <table:table-cell office:value-type="float" office:value="0">
                <text:p>0</text:p>
                <draw:g>
                  <svg:desc>data_m_1000_loop_100000.B1:data_m_1000_loop_100000.B1000</svg:desc>
                </draw:g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07">
                <text:p>0.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13">
                <text:p>0.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14">
                <text:p>0.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15">
                <text:p>0.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17">
                <text:p>0.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18">
                <text:p>0.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19">
                <text:p>0.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22">
                <text:p>0.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23">
                <text:p>0.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25">
                <text:p>0.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26">
                <text:p>0.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27">
                <text:p>0.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28">
                <text:p>0.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29">
                <text:p>0.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31">
                <text:p>0.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32">
                <text:p>0.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33">
                <text:p>0.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34">
                <text:p>0.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35">
                <text:p>0.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36">
                <text:p>0.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37">
                <text:p>0.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38">
                <text:p>0.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39">
                <text:p>0.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41">
                <text:p>0.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42">
                <text:p>0.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43">
                <text:p>0.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44">
                <text:p>0.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45">
                <text:p>0.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46">
                <text:p>0.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47">
                <text:p>0.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48">
                <text:p>0.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49">
                <text:p>0.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52">
                <text:p>0.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53">
                <text:p>0.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54">
                <text:p>0.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55">
                <text:p>0.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56">
                <text:p>0.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57">
                <text:p>0.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58">
                <text:p>0.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59">
                <text:p>0.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61">
                <text:p>0.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62">
                <text:p>0.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63">
                <text:p>0.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64">
                <text:p>0.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65">
                <text:p>0.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66">
                <text:p>0.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67">
                <text:p>0.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68">
                <text:p>0.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69">
                <text:p>0.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71">
                <text:p>0.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72">
                <text:p>0.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73">
                <text:p>0.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74">
                <text:p>0.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75">
                <text:p>0.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76">
                <text:p>0.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77">
                <text:p>0.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78">
                <text:p>0.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79">
                <text:p>0.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81">
                <text:p>0.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82">
                <text:p>0.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83">
                <text:p>0.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85">
                <text:p>0.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86">
                <text:p>0.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87">
                <text:p>0.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88">
                <text:p>0.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89">
                <text:p>0.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91">
                <text:p>0.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92">
                <text:p>0.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93">
                <text:p>0.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94">
                <text:p>0.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95">
                <text:p>0.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96">
                <text:p>0.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97">
                <text:p>0.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98">
                <text:p>0.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99">
                <text:p>0.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01">
                <text:p>0.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02">
                <text:p>0.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03">
                <text:p>0.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04">
                <text:p>0.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05">
                <text:p>0.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06">
                <text:p>0.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07">
                <text:p>0.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08">
                <text:p>0.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09">
                <text:p>0.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11">
                <text:p>0.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12">
                <text:p>0.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13">
                <text:p>0.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14">
                <text:p>0.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15">
                <text:p>0.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16">
                <text:p>0.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17">
                <text:p>0.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18">
                <text:p>0.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19">
                <text:p>0.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21">
                <text:p>0.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22">
                <text:p>0.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23">
                <text:p>0.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24">
                <text:p>0.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26">
                <text:p>0.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27">
                <text:p>0.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28">
                <text:p>0.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29">
                <text:p>0.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31">
                <text:p>0.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32">
                <text:p>0.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33">
                <text:p>0.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34">
                <text:p>0.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35">
                <text:p>0.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36">
                <text:p>0.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37">
                <text:p>0.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38">
                <text:p>0.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39">
                <text:p>0.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41">
                <text:p>0.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42">
                <text:p>0.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43">
                <text:p>0.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44">
                <text:p>0.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45">
                <text:p>0.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46">
                <text:p>0.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47">
                <text:p>0.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48">
                <text:p>0.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49">
                <text:p>0.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1">
                <text:p>0.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2">
                <text:p>0.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3">
                <text:p>0.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4">
                <text:p>0.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5">
                <text:p>0.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6">
                <text:p>0.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7">
                <text:p>0.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8">
                <text:p>0.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9">
                <text:p>0.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61">
                <text:p>0.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62">
                <text:p>0.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63">
                <text:p>0.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64">
                <text:p>0.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65">
                <text:p>0.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66">
                <text:p>0.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67">
                <text:p>0.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68">
                <text:p>0.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69">
                <text:p>0.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71">
                <text:p>0.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72">
                <text:p>0.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73">
                <text:p>0.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74">
                <text:p>0.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75">
                <text:p>0.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76">
                <text:p>0.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77">
                <text:p>0.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78">
                <text:p>0.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79">
                <text:p>0.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81">
                <text:p>0.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82">
                <text:p>0.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83">
                <text:p>0.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84">
                <text:p>0.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85">
                <text:p>0.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86">
                <text:p>0.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87">
                <text:p>0.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88">
                <text:p>0.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89">
                <text:p>0.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91">
                <text:p>0.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92">
                <text:p>0.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93">
                <text:p>0.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94">
                <text:p>0.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95">
                <text:p>0.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96">
                <text:p>0.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97">
                <text:p>0.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98">
                <text:p>0.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99">
                <text:p>0.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01">
                <text:p>0.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02">
                <text:p>0.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03">
                <text:p>0.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04">
                <text:p>0.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05">
                <text:p>0.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06">
                <text:p>0.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07">
                <text:p>0.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08">
                <text:p>0.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09">
                <text:p>0.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11">
                <text:p>0.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12">
                <text:p>0.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13">
                <text:p>0.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14">
                <text:p>0.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15">
                <text:p>0.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16">
                <text:p>0.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17">
                <text:p>0.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18">
                <text:p>0.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19">
                <text:p>0.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21">
                <text:p>0.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22">
                <text:p>0.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23">
                <text:p>0.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24">
                <text:p>0.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25">
                <text:p>0.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26">
                <text:p>0.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27">
                <text:p>0.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28">
                <text:p>0.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29">
                <text:p>0.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31">
                <text:p>0.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32">
                <text:p>0.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33">
                <text:p>0.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34">
                <text:p>0.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35">
                <text:p>0.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36">
                <text:p>0.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37">
                <text:p>0.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38">
                <text:p>0.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39">
                <text:p>0.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41">
                <text:p>0.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42">
                <text:p>0.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43">
                <text:p>0.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44">
                <text:p>0.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45">
                <text:p>0.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46">
                <text:p>0.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47">
                <text:p>0.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48">
                <text:p>0.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49">
                <text:p>0.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1">
                <text:p>0.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2">
                <text:p>0.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3">
                <text:p>0.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4">
                <text:p>0.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5">
                <text:p>0.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6">
                <text:p>0.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7">
                <text:p>0.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8">
                <text:p>0.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9">
                <text:p>0.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61">
                <text:p>0.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62">
                <text:p>0.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63">
                <text:p>0.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64">
                <text:p>0.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65">
                <text:p>0.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66">
                <text:p>0.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67">
                <text:p>0.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68">
                <text:p>0.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69">
                <text:p>0.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71">
                <text:p>0.2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72">
                <text:p>0.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73">
                <text:p>0.2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274">
                <text:p>0.2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75">
                <text:p>0.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76">
                <text:p>0.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77">
                <text:p>0.2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278">
                <text:p>0.2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279">
                <text:p>0.2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281">
                <text:p>0.2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282">
                <text:p>0.2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0.283">
                <text:p>0.2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0.284">
                <text:p>0.2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0.285">
                <text:p>0.28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0.286">
                <text:p>0.2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287">
                <text:p>0.2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288">
                <text:p>0.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0.289">
                <text:p>0.28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0.291">
                <text:p>0.29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0.292">
                <text:p>0.29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0.293">
                <text:p>0.29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0.294">
                <text:p>0.29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0.295">
                <text:p>0.29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0.296">
                <text:p>0.29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0.297">
                <text:p>0.29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0.298">
                <text:p>0.29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0.299">
                <text:p>0.29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0.301">
                <text:p>0.30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0.302">
                <text:p>0.302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0.303">
                <text:p>0.30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0.304">
                <text:p>0.304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0.305">
                <text:p>0.305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float" office:value="0.306">
                <text:p>0.306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float" office:value="0.307">
                <text:p>0.307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0.308">
                <text:p>0.308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0.309">
                <text:p>0.309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0.311">
                <text:p>0.311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float" office:value="0.312">
                <text:p>0.312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float" office:value="0.313">
                <text:p>0.313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0.314">
                <text:p>0.314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float" office:value="0.315">
                <text:p>0.315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float" office:value="0.316">
                <text:p>0.316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float" office:value="0.317">
                <text:p>0.317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float" office:value="0.318">
                <text:p>0.318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float" office:value="0.319">
                <text:p>0.319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float" office:value="0.321">
                <text:p>0.321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float" office:value="0.322">
                <text:p>0.322</text:p>
              </table:table-cell>
              <table:table-cell office:value-type="float" office:value="1974">
                <text:p>1974</text:p>
              </table:table-cell>
            </table:table-row>
            <table:table-row>
              <table:table-cell office:value-type="float" office:value="0.323">
                <text:p>0.323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float" office:value="0.324">
                <text:p>0.324</text:p>
              </table:table-cell>
              <table:table-cell office:value-type="float" office:value="2247">
                <text:p>2247</text:p>
              </table:table-cell>
            </table:table-row>
            <table:table-row>
              <table:table-cell office:value-type="float" office:value="0.325">
                <text:p>0.325</text:p>
              </table:table-cell>
              <table:table-cell office:value-type="float" office:value="2281">
                <text:p>2281</text:p>
              </table:table-cell>
            </table:table-row>
            <table:table-row>
              <table:table-cell office:value-type="float" office:value="0.326">
                <text:p>0.326</text:p>
              </table:table-cell>
              <table:table-cell office:value-type="float" office:value="2401">
                <text:p>2401</text:p>
              </table:table-cell>
            </table:table-row>
            <table:table-row>
              <table:table-cell office:value-type="float" office:value="0.327">
                <text:p>0.327</text:p>
              </table:table-cell>
              <table:table-cell office:value-type="float" office:value="2401">
                <text:p>2401</text:p>
              </table:table-cell>
            </table:table-row>
            <table:table-row>
              <table:table-cell office:value-type="float" office:value="0.328">
                <text:p>0.328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float" office:value="0.329">
                <text:p>0.329</text:p>
              </table:table-cell>
              <table:table-cell office:value-type="float" office:value="2553">
                <text:p>2553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2638">
                <text:p>2638</text:p>
              </table:table-cell>
            </table:table-row>
            <table:table-row>
              <table:table-cell office:value-type="float" office:value="0.331">
                <text:p>0.331</text:p>
              </table:table-cell>
              <table:table-cell office:value-type="float" office:value="2620">
                <text:p>2620</text:p>
              </table:table-cell>
            </table:table-row>
            <table:table-row>
              <table:table-cell office:value-type="float" office:value="0.332">
                <text:p>0.332</text:p>
              </table:table-cell>
              <table:table-cell office:value-type="float" office:value="2669">
                <text:p>2669</text:p>
              </table:table-cell>
            </table:table-row>
            <table:table-row>
              <table:table-cell office:value-type="float" office:value="0.333">
                <text:p>0.333</text:p>
              </table:table-cell>
              <table:table-cell office:value-type="float" office:value="2716">
                <text:p>2716</text:p>
              </table:table-cell>
            </table:table-row>
            <table:table-row>
              <table:table-cell office:value-type="float" office:value="0.334">
                <text:p>0.334</text:p>
              </table:table-cell>
              <table:table-cell office:value-type="float" office:value="2667">
                <text:p>2667</text:p>
              </table:table-cell>
            </table:table-row>
            <table:table-row>
              <table:table-cell office:value-type="float" office:value="0.335">
                <text:p>0.335</text:p>
              </table:table-cell>
              <table:table-cell office:value-type="float" office:value="2667">
                <text:p>2667</text:p>
              </table:table-cell>
            </table:table-row>
            <table:table-row>
              <table:table-cell office:value-type="float" office:value="0.336">
                <text:p>0.336</text:p>
              </table:table-cell>
              <table:table-cell office:value-type="float" office:value="2606">
                <text:p>2606</text:p>
              </table:table-cell>
            </table:table-row>
            <table:table-row>
              <table:table-cell office:value-type="float" office:value="0.337">
                <text:p>0.337</text:p>
              </table:table-cell>
              <table:table-cell office:value-type="float" office:value="2694">
                <text:p>2694</text:p>
              </table:table-cell>
            </table:table-row>
            <table:table-row>
              <table:table-cell office:value-type="float" office:value="0.338">
                <text:p>0.338</text:p>
              </table:table-cell>
              <table:table-cell office:value-type="float" office:value="2568">
                <text:p>2568</text:p>
              </table:table-cell>
            </table:table-row>
            <table:table-row>
              <table:table-cell office:value-type="float" office:value="0.339">
                <text:p>0.339</text:p>
              </table:table-cell>
              <table:table-cell office:value-type="float" office:value="2499">
                <text:p>2499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2356">
                <text:p>2356</text:p>
              </table:table-cell>
            </table:table-row>
            <table:table-row>
              <table:table-cell office:value-type="float" office:value="0.341">
                <text:p>0.341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0.342">
                <text:p>0.342</text:p>
              </table:table-cell>
              <table:table-cell office:value-type="float" office:value="2181">
                <text:p>2181</text:p>
              </table:table-cell>
            </table:table-row>
            <table:table-row>
              <table:table-cell office:value-type="float" office:value="0.343">
                <text:p>0.343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float" office:value="0.344">
                <text:p>0.344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float" office:value="0.345">
                <text:p>0.345</text:p>
              </table:table-cell>
              <table:table-cell office:value-type="float" office:value="1969">
                <text:p>1969</text:p>
              </table:table-cell>
            </table:table-row>
            <table:table-row>
              <table:table-cell office:value-type="float" office:value="0.346">
                <text:p>0.346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float" office:value="0.347">
                <text:p>0.347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float" office:value="0.348">
                <text:p>0.348</text:p>
              </table:table-cell>
              <table:table-cell office:value-type="float" office:value="1716">
                <text:p>1716</text:p>
              </table:table-cell>
            </table:table-row>
            <table:table-row>
              <table:table-cell office:value-type="float" office:value="0.349">
                <text:p>0.349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float" office:value="0.351">
                <text:p>0.351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float" office:value="0.352">
                <text:p>0.352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float" office:value="0.353">
                <text:p>0.353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float" office:value="0.354">
                <text:p>0.354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float" office:value="0.355">
                <text:p>0.355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0.356">
                <text:p>0.356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float" office:value="0.357">
                <text:p>0.357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0.358">
                <text:p>0.358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0.359">
                <text:p>0.359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float" office:value="0.361">
                <text:p>0.361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float" office:value="0.362">
                <text:p>0.362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0.363">
                <text:p>0.36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0.364">
                <text:p>0.364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0.365">
                <text:p>0.365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0.366">
                <text:p>0.36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0.367">
                <text:p>0.367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0.368">
                <text:p>0.36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0.369">
                <text:p>0.36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0.371">
                <text:p>0.37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0.372">
                <text:p>0.37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0.373">
                <text:p>0.3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0.374">
                <text:p>0.37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0.376">
                <text:p>0.37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0.377">
                <text:p>0.37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0.378">
                <text:p>0.3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0.379">
                <text:p>0.37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381">
                <text:p>0.3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.382">
                <text:p>0.3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383">
                <text:p>0.3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0.384">
                <text:p>0.3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0.385">
                <text:p>0.3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0.386">
                <text:p>0.3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0.387">
                <text:p>0.3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388">
                <text:p>0.3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389">
                <text:p>0.3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391">
                <text:p>0.3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92">
                <text:p>0.3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93">
                <text:p>0.3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394">
                <text:p>0.3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395">
                <text:p>0.3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97">
                <text:p>0.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98">
                <text:p>0.3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99">
                <text:p>0.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01">
                <text:p>0.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02">
                <text:p>0.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03">
                <text:p>0.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04">
                <text:p>0.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05">
                <text:p>0.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06">
                <text:p>0.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07">
                <text:p>0.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08">
                <text:p>0.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09">
                <text:p>0.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11">
                <text:p>0.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12">
                <text:p>0.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13">
                <text:p>0.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14">
                <text:p>0.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15">
                <text:p>0.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16">
                <text:p>0.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17">
                <text:p>0.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18">
                <text:p>0.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19">
                <text:p>0.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21">
                <text:p>0.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22">
                <text:p>0.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23">
                <text:p>0.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24">
                <text:p>0.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25">
                <text:p>0.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26">
                <text:p>0.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27">
                <text:p>0.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28">
                <text:p>0.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29">
                <text:p>0.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31">
                <text:p>0.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32">
                <text:p>0.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33">
                <text:p>0.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34">
                <text:p>0.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35">
                <text:p>0.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36">
                <text:p>0.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37">
                <text:p>0.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38">
                <text:p>0.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39">
                <text:p>0.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41">
                <text:p>0.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42">
                <text:p>0.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43">
                <text:p>0.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44">
                <text:p>0.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45">
                <text:p>0.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46">
                <text:p>0.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47">
                <text:p>0.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48">
                <text:p>0.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49">
                <text:p>0.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51">
                <text:p>0.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52">
                <text:p>0.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53">
                <text:p>0.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54">
                <text:p>0.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55">
                <text:p>0.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56">
                <text:p>0.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57">
                <text:p>0.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58">
                <text:p>0.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59">
                <text:p>0.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61">
                <text:p>0.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62">
                <text:p>0.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63">
                <text:p>0.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64">
                <text:p>0.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65">
                <text:p>0.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66">
                <text:p>0.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67">
                <text:p>0.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68">
                <text:p>0.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69">
                <text:p>0.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71">
                <text:p>0.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72">
                <text:p>0.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73">
                <text:p>0.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74">
                <text:p>0.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75">
                <text:p>0.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76">
                <text:p>0.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77">
                <text:p>0.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78">
                <text:p>0.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79">
                <text:p>0.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81">
                <text:p>0.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82">
                <text:p>0.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83">
                <text:p>0.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84">
                <text:p>0.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85">
                <text:p>0.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86">
                <text:p>0.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87">
                <text:p>0.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88">
                <text:p>0.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89">
                <text:p>0.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91">
                <text:p>0.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92">
                <text:p>0.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93">
                <text:p>0.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94">
                <text:p>0.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95">
                <text:p>0.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96">
                <text:p>0.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97">
                <text:p>0.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98">
                <text:p>0.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99">
                <text:p>0.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01">
                <text:p>0.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02">
                <text:p>0.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03">
                <text:p>0.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04">
                <text:p>0.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05">
                <text:p>0.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06">
                <text:p>0.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07">
                <text:p>0.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08">
                <text:p>0.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09">
                <text:p>0.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11">
                <text:p>0.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12">
                <text:p>0.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13">
                <text:p>0.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14">
                <text:p>0.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15">
                <text:p>0.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16">
                <text:p>0.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17">
                <text:p>0.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18">
                <text:p>0.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19">
                <text:p>0.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21">
                <text:p>0.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22">
                <text:p>0.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23">
                <text:p>0.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24">
                <text:p>0.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25">
                <text:p>0.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26">
                <text:p>0.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27">
                <text:p>0.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28">
                <text:p>0.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29">
                <text:p>0.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31">
                <text:p>0.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32">
                <text:p>0.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33">
                <text:p>0.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34">
                <text:p>0.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35">
                <text:p>0.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36">
                <text:p>0.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37">
                <text:p>0.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38">
                <text:p>0.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39">
                <text:p>0.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41">
                <text:p>0.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42">
                <text:p>0.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43">
                <text:p>0.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44">
                <text:p>0.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45">
                <text:p>0.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46">
                <text:p>0.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47">
                <text:p>0.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48">
                <text:p>0.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49">
                <text:p>0.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51">
                <text:p>0.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52">
                <text:p>0.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53">
                <text:p>0.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54">
                <text:p>0.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55">
                <text:p>0.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56">
                <text:p>0.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57">
                <text:p>0.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58">
                <text:p>0.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59">
                <text:p>0.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61">
                <text:p>0.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62">
                <text:p>0.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63">
                <text:p>0.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64">
                <text:p>0.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65">
                <text:p>0.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66">
                <text:p>0.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67">
                <text:p>0.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68">
                <text:p>0.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69">
                <text:p>0.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71">
                <text:p>0.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72">
                <text:p>0.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73">
                <text:p>0.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74">
                <text:p>0.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75">
                <text:p>0.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76">
                <text:p>0.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77">
                <text:p>0.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78">
                <text:p>0.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79">
                <text:p>0.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81">
                <text:p>0.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82">
                <text:p>0.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83">
                <text:p>0.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84">
                <text:p>0.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85">
                <text:p>0.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86">
                <text:p>0.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87">
                <text:p>0.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88">
                <text:p>0.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89">
                <text:p>0.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91">
                <text:p>0.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92">
                <text:p>0.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93">
                <text:p>0.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94">
                <text:p>0.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95">
                <text:p>0.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96">
                <text:p>0.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97">
                <text:p>0.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98">
                <text:p>0.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99">
                <text:p>0.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01">
                <text:p>0.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02">
                <text:p>0.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03">
                <text:p>0.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04">
                <text:p>0.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05">
                <text:p>0.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06">
                <text:p>0.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07">
                <text:p>0.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08">
                <text:p>0.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09">
                <text:p>0.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11">
                <text:p>0.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12">
                <text:p>0.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13">
                <text:p>0.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14">
                <text:p>0.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15">
                <text:p>0.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16">
                <text:p>0.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17">
                <text:p>0.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18">
                <text:p>0.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19">
                <text:p>0.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21">
                <text:p>0.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22">
                <text:p>0.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23">
                <text:p>0.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24">
                <text:p>0.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26">
                <text:p>0.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27">
                <text:p>0.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28">
                <text:p>0.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29">
                <text:p>0.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31">
                <text:p>0.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32">
                <text:p>0.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33">
                <text:p>0.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34">
                <text:p>0.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35">
                <text:p>0.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36">
                <text:p>0.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37">
                <text:p>0.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38">
                <text:p>0.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39">
                <text:p>0.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41">
                <text:p>0.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42">
                <text:p>0.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43">
                <text:p>0.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44">
                <text:p>0.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45">
                <text:p>0.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46">
                <text:p>0.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47">
                <text:p>0.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48">
                <text:p>0.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49">
                <text:p>0.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51">
                <text:p>0.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52">
                <text:p>0.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53">
                <text:p>0.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54">
                <text:p>0.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55">
                <text:p>0.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56">
                <text:p>0.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57">
                <text:p>0.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58">
                <text:p>0.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59">
                <text:p>0.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61">
                <text:p>0.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62">
                <text:p>0.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63">
                <text:p>0.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64">
                <text:p>0.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65">
                <text:p>0.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66">
                <text:p>0.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67">
                <text:p>0.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68">
                <text:p>0.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69">
                <text:p>0.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71">
                <text:p>0.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72">
                <text:p>0.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73">
                <text:p>0.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74">
                <text:p>0.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75">
                <text:p>0.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76">
                <text:p>0.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77">
                <text:p>0.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78">
                <text:p>0.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79">
                <text:p>0.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81">
                <text:p>0.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82">
                <text:p>0.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83">
                <text:p>0.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84">
                <text:p>0.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85">
                <text:p>0.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86">
                <text:p>0.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87">
                <text:p>0.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88">
                <text:p>0.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89">
                <text:p>0.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91">
                <text:p>0.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92">
                <text:p>0.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93">
                <text:p>0.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94">
                <text:p>0.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95">
                <text:p>0.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96">
                <text:p>0.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97">
                <text:p>0.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98">
                <text:p>0.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99">
                <text:p>0.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01">
                <text:p>0.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02">
                <text:p>0.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03">
                <text:p>0.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04">
                <text:p>0.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05">
                <text:p>0.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06">
                <text:p>0.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07">
                <text:p>0.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08">
                <text:p>0.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09">
                <text:p>0.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11">
                <text:p>0.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12">
                <text:p>0.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13">
                <text:p>0.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14">
                <text:p>0.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15">
                <text:p>0.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16">
                <text:p>0.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17">
                <text:p>0.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18">
                <text:p>0.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19">
                <text:p>0.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21">
                <text:p>0.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22">
                <text:p>0.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23">
                <text:p>0.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24">
                <text:p>0.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25">
                <text:p>0.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26">
                <text:p>0.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27">
                <text:p>0.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28">
                <text:p>0.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29">
                <text:p>0.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31">
                <text:p>0.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32">
                <text:p>0.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33">
                <text:p>0.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34">
                <text:p>0.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35">
                <text:p>0.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36">
                <text:p>0.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37">
                <text:p>0.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38">
                <text:p>0.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39">
                <text:p>0.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41">
                <text:p>0.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42">
                <text:p>0.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43">
                <text:p>0.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44">
                <text:p>0.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45">
                <text:p>0.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46">
                <text:p>0.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47">
                <text:p>0.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48">
                <text:p>0.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49">
                <text:p>0.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51">
                <text:p>0.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52">
                <text:p>0.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53">
                <text:p>0.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54">
                <text:p>0.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55">
                <text:p>0.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56">
                <text:p>0.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57">
                <text:p>0.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58">
                <text:p>0.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59">
                <text:p>0.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61">
                <text:p>0.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62">
                <text:p>0.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63">
                <text:p>0.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64">
                <text:p>0.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65">
                <text:p>0.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66">
                <text:p>0.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67">
                <text:p>0.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68">
                <text:p>0.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69">
                <text:p>0.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71">
                <text:p>0.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72">
                <text:p>0.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73">
                <text:p>0.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74">
                <text:p>0.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75">
                <text:p>0.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76">
                <text:p>0.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77">
                <text:p>0.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78">
                <text:p>0.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79">
                <text:p>0.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81">
                <text:p>0.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82">
                <text:p>0.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83">
                <text:p>0.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84">
                <text:p>0.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85">
                <text:p>0.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86">
                <text:p>0.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87">
                <text:p>0.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88">
                <text:p>0.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89">
                <text:p>0.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91">
                <text:p>0.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92">
                <text:p>0.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93">
                <text:p>0.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94">
                <text:p>0.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95">
                <text:p>0.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96">
                <text:p>0.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97">
                <text:p>0.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98">
                <text:p>0.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99">
                <text:p>0.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01">
                <text:p>0.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02">
                <text:p>0.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03">
                <text:p>0.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04">
                <text:p>0.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05">
                <text:p>0.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06">
                <text:p>0.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07">
                <text:p>0.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08">
                <text:p>0.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09">
                <text:p>0.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11">
                <text:p>0.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12">
                <text:p>0.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13">
                <text:p>0.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14">
                <text:p>0.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15">
                <text:p>0.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16">
                <text:p>0.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17">
                <text:p>0.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18">
                <text:p>0.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19">
                <text:p>0.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21">
                <text:p>0.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22">
                <text:p>0.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23">
                <text:p>0.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24">
                <text:p>0.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25">
                <text:p>0.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26">
                <text:p>0.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27">
                <text:p>0.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28">
                <text:p>0.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29">
                <text:p>0.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31">
                <text:p>0.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32">
                <text:p>0.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33">
                <text:p>0.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34">
                <text:p>0.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35">
                <text:p>0.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36">
                <text:p>0.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37">
                <text:p>0.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38">
                <text:p>0.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39">
                <text:p>0.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41">
                <text:p>0.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42">
                <text:p>0.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43">
                <text:p>0.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44">
                <text:p>0.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45">
                <text:p>0.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46">
                <text:p>0.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47">
                <text:p>0.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48">
                <text:p>0.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49">
                <text:p>0.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51">
                <text:p>0.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52">
                <text:p>0.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53">
                <text:p>0.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54">
                <text:p>0.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55">
                <text:p>0.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56">
                <text:p>0.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57">
                <text:p>0.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58">
                <text:p>0.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59">
                <text:p>0.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61">
                <text:p>0.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62">
                <text:p>0.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63">
                <text:p>0.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64">
                <text:p>0.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65">
                <text:p>0.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66">
                <text:p>0.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67">
                <text:p>0.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68">
                <text:p>0.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69">
                <text:p>0.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71">
                <text:p>0.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72">
                <text:p>0.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73">
                <text:p>0.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74">
                <text:p>0.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75">
                <text:p>0.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76">
                <text:p>0.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77">
                <text:p>0.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78">
                <text:p>0.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79">
                <text:p>0.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81">
                <text:p>0.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82">
                <text:p>0.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83">
                <text:p>0.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84">
                <text:p>0.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85">
                <text:p>0.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86">
                <text:p>0.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87">
                <text:p>0.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88">
                <text:p>0.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89">
                <text:p>0.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1">
                <text:p>0.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2">
                <text:p>0.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3">
                <text:p>0.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4">
                <text:p>0.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5">
                <text:p>0.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6">
                <text:p>0.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7">
                <text:p>0.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8">
                <text:p>0.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9">
                <text:p>0.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1">
                <text:p>0.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2">
                <text:p>0.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3">
                <text:p>0.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4">
                <text:p>0.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5">
                <text:p>0.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6">
                <text:p>0.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7">
                <text:p>0.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8">
                <text:p>0.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9">
                <text:p>0.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11">
                <text:p>0.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12">
                <text:p>0.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13">
                <text:p>0.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14">
                <text:p>0.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15">
                <text:p>0.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16">
                <text:p>0.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17">
                <text:p>0.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18">
                <text:p>0.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19">
                <text:p>0.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1">
                <text:p>0.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2">
                <text:p>0.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3">
                <text:p>0.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4">
                <text:p>0.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5">
                <text:p>0.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6">
                <text:p>0.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7">
                <text:p>0.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8">
                <text:p>0.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9">
                <text:p>0.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1">
                <text:p>0.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2">
                <text:p>0.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3">
                <text:p>0.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4">
                <text:p>0.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5">
                <text:p>0.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6">
                <text:p>0.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7">
                <text:p>0.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8">
                <text:p>0.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9">
                <text:p>0.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41">
                <text:p>0.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42">
                <text:p>0.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43">
                <text:p>0.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44">
                <text:p>0.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45">
                <text:p>0.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46">
                <text:p>0.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47">
                <text:p>0.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48">
                <text:p>0.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49">
                <text:p>0.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51">
                <text:p>0.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52">
                <text:p>0.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53">
                <text:p>0.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54">
                <text:p>0.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55">
                <text:p>0.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56">
                <text:p>0.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57">
                <text:p>0.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58">
                <text:p>0.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59">
                <text:p>0.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61">
                <text:p>0.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62">
                <text:p>0.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63">
                <text:p>0.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64">
                <text:p>0.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65">
                <text:p>0.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66">
                <text:p>0.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67">
                <text:p>0.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68">
                <text:p>0.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69">
                <text:p>0.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71">
                <text:p>0.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72">
                <text:p>0.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73">
                <text:p>0.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74">
                <text:p>0.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75">
                <text:p>0.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76">
                <text:p>0.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77">
                <text:p>0.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78">
                <text:p>0.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79">
                <text:p>0.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81">
                <text:p>0.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82">
                <text:p>0.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83">
                <text:p>0.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84">
                <text:p>0.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85">
                <text:p>0.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86">
                <text:p>0.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87">
                <text:p>0.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88">
                <text:p>0.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89">
                <text:p>0.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91">
                <text:p>0.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92">
                <text:p>0.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93">
                <text:p>0.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94">
                <text:p>0.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95">
                <text:p>0.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96">
                <text:p>0.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97">
                <text:p>0.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98">
                <text:p>0.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99">
                <text:p>0.9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